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a6d" officeooo:paragraph-rsid="0011c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V UFRPE</text:p>
      <text:p text:style-name="P1"/>
      <text:p text:style-name="P1">Caio Farias </text:p>
      <text:p text:style-name="P1"/>
      <text:p text:style-name="P1">1 – Chamar api com o dia atual (criar trigger para chamar com rotina diária)</text:p>
      <text:p text:style-name="P1">2 – Filtrar apenas os dados de pernambuco</text:p>
      <text:p text:style-name="P1">(AWS LAMBDA E CLOUDFRONT ATE AQUI)</text:p>
      <text:p text:style-name="P1"/>
      <text:p text:style-name="P1">3 – Mandar para o Knesis para distribuir e processar dos dados</text:p>
      <text:p text:style-name="P1">4 – Usar o Apache Spark para calcular o índice de calor</text:p>
      <text:p text:style-name="P1">5 – Mandar os dados calculados para uma fila sqs</text:p>
      <text:p text:style-name="P1">6 – Mostrar numa dashboard do Think.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8:01:19.323194779</meta:creation-date>
    <dc:date>2020-09-22T18:04:36.095631671</dc:date>
    <meta:editing-duration>PT3M17S</meta:editing-duration>
    <meta:editing-cycles>1</meta:editing-cycles>
    <meta:document-statistic meta:table-count="0" meta:image-count="0" meta:object-count="0" meta:page-count="1" meta:paragraph-count="9" meta:word-count="69" meta:character-count="382" meta:non-whitespace-character-count="315"/>
    <meta:generator>LibreOffice/6.4.5.2$Linux_X86_64 LibreOffice_project/40$Build-2</meta:generator>
  </office:meta>
</office:document-meta>
</file>